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Arial2" svg:font-family="Arial" style:font-pitch="variable"/>
    <style:font-face style:name="Comfortaa" svg:font-family="Comfortaa"/>
    <style:font-face style:name="Comfortaa1" svg:font-family="Comfortaa" style:font-pitch="variable"/>
    <style:font-face style:name="Liberation Sans" svg:font-family="'Liberation Sans'" style:font-family-generic="roman" style:font-pitch="variable"/>
    <style:font-face style:name="Liberation Sans1" svg:font-family="'Liberation Sans'" style:font-pitch="variable"/>
    <style:font-face style:name="Linux Libertine G" svg:font-family="'Linux Libertine G'" style:font-family-generic="system" style:font-pitch="variable"/>
    <style:font-face style:name="Linux Libertine G1" svg:font-family="'Linux Libertine G'"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15.117cm" table:align="right"/>
    </style:style>
    <style:style style:name="Tableau2.A" style:family="table-column">
      <style:table-column-properties style:column-width="15.117cm"/>
    </style:style>
    <style:style style:name="Tableau2.A1" style:family="table-cell">
      <style:table-cell-properties fo:padding="0.097cm" fo:border="0.05pt solid #000000"/>
    </style:style>
    <style:style style:name="Tableau1" style:family="table">
      <style:table-properties style:width="19.001cm" table:align="margins"/>
    </style:style>
    <style:style style:name="Tableau1.A" style:family="table-column">
      <style:table-column-properties style:column-width="19.001cm" style:rel-column-width="65535*"/>
    </style:style>
    <style:style style:name="Tableau1.A1" style:family="table-cell">
      <style:table-cell-properties fo:padding="0.097cm" fo:border="0.05pt solid #000000"/>
    </style:style>
    <style:style style:name="P1" style:family="paragraph" style:parent-style-name="Header">
      <style:paragraph-properties fo:text-align="end" style:justify-single-word="false"/>
      <style:text-properties fo:font-size="9pt" officeooo:paragraph-rsid="001431d3" style:font-size-asian="9pt" style:font-size-complex="9pt"/>
    </style:style>
    <style:style style:name="P2" style:family="paragraph" style:parent-style-name="Table_20_Contents">
      <style:paragraph-properties fo:line-height="100%" fo:text-align="justify" style:justify-single-word="false"/>
      <style:text-properties style:font-name="Arial"/>
    </style:style>
    <style:style style:name="P3" style:family="paragraph" style:parent-style-name="Text_20_body">
      <style:paragraph-properties fo:margin-left="2.501cm" fo:margin-right="0cm" fo:line-height="100%" fo:text-align="justify" style:justify-single-word="false" fo:text-indent="0cm" style:auto-text-indent="false"/>
      <style:text-properties style:font-name="Arial" officeooo:paragraph-rsid="002f4dfe"/>
    </style:style>
    <style:style style:name="P4" style:family="paragraph" style:parent-style-name="Standard">
      <style:paragraph-properties fo:margin-left="2.501cm" fo:margin-right="0cm" fo:line-height="100%" fo:text-align="justify" style:justify-single-word="false" fo:text-indent="0cm" style:auto-text-indent="false"/>
      <style:text-properties style:font-name="Arial" officeooo:paragraph-rsid="00167a82"/>
    </style:style>
    <style:style style:name="P5"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6" style:family="paragraph" style:parent-style-name="Text_20_body">
      <style:paragraph-properties fo:margin-left="2.501cm" fo:margin-right="0cm" fo:line-height="100%" fo:text-align="justify" style:justify-single-word="false" fo:text-indent="0cm" style:auto-text-indent="false"/>
      <style:text-properties style:font-name="Arial" fo:font-size="10pt" officeooo:paragraph-rsid="00167a82" style:font-size-asian="10pt" style:font-size-complex="10pt"/>
    </style:style>
    <style:style style:name="P7" style:family="paragraph" style:parent-style-name="Text_20_body">
      <style:paragraph-properties fo:margin-left="0cm" fo:margin-right="0cm" fo:line-height="100%" fo:text-align="justify" style:justify-single-word="false" fo:text-indent="0cm" style:auto-text-indent="false"/>
      <style:text-properties style:font-name="Arial" fo:font-size="10pt" officeooo:paragraph-rsid="00167a82" style:font-size-asian="10pt" style:font-size-complex="10pt"/>
    </style:style>
    <style:style style:name="P8" style:family="paragraph" style:parent-style-name="Standard">
      <style:paragraph-properties fo:margin-left="0cm" fo:margin-right="0cm" fo:line-height="100%" fo:text-align="justify" style:justify-single-word="false" fo:text-indent="0cm" style:auto-text-indent="false"/>
      <style:text-properties style:font-name="Arial" fo:font-size="10pt" officeooo:paragraph-rsid="00167a82" style:font-size-asian="10pt" style:font-size-complex="10pt"/>
    </style:style>
    <style:style style:name="P9" style:family="paragraph" style:parent-style-name="Text_20_body">
      <style:paragraph-properties fo:margin-left="1.251cm" fo:margin-right="0cm" fo:line-height="100%" fo:text-align="justify" style:justify-single-word="false" fo:text-indent="0cm" style:auto-text-indent="false"/>
      <style:text-properties style:font-name="Arial" fo:font-size="10pt" officeooo:paragraph-rsid="00167a82" style:font-size-asian="10pt" style:font-size-complex="10pt"/>
    </style:style>
    <style:style style:name="P10" style:family="paragraph" style:parent-style-name="Text_20_body">
      <style:paragraph-properties fo:margin-left="2.501cm" fo:margin-right="0cm" fo:line-height="100%" fo:text-align="justify" style:justify-single-word="false" fo:text-indent="0cm" style:auto-text-indent="false"/>
      <style:text-properties style:font-name="Arial" fo:font-size="10pt" officeooo:paragraph-rsid="00192f4e" style:font-size-asian="10pt" style:font-size-complex="10pt"/>
    </style:style>
    <style:style style:name="P11" style:family="paragraph" style:parent-style-name="Text_20_body">
      <style:paragraph-properties fo:line-height="100%" fo:text-align="justify" style:justify-single-word="false"/>
      <style:text-properties style:font-name="Arial" fo:font-size="10pt" officeooo:paragraph-rsid="00225fd1" style:font-size-asian="10pt" style:font-size-complex="10pt"/>
    </style:style>
    <style:style style:name="P12" style:family="paragraph" style:parent-style-name="Standard">
      <style:paragraph-properties fo:line-height="100%" fo:text-align="start" style:justify-single-word="false"/>
      <style:text-properties style:font-name="Arial" fo:font-size="10pt" officeooo:paragraph-rsid="001ad5e2" style:font-size-asian="10pt" style:font-size-complex="10pt"/>
    </style:style>
    <style:style style:name="P13" style:family="paragraph" style:parent-style-name="Standard">
      <style:paragraph-properties fo:line-height="100%" fo:text-align="start" style:justify-single-word="false"/>
      <style:text-properties style:font-name="Arial" fo:font-size="10pt" officeooo:paragraph-rsid="0019dcd3" style:font-size-asian="10pt" style:font-size-complex="10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0pt" officeooo:paragraph-rsid="001ad5e2" style:font-size-asian="10pt" style:font-size-complex="10pt"/>
    </style:style>
    <style:style style:name="P15" style:family="paragraph" style:parent-style-name="Text_20_body">
      <style:paragraph-properties fo:margin-left="2.501cm" fo:margin-right="0cm" fo:line-height="100%" fo:text-align="justify" style:justify-single-word="false" fo:text-indent="0cm" style:auto-text-indent="false"/>
      <style:text-properties style:font-name="Arial" fo:font-size="10pt" fo:font-weight="normal" officeooo:rsid="0020ab5a" officeooo:paragraph-rsid="002f4dfe" style:font-size-asian="10pt" style:font-weight-asian="normal" style:font-size-complex="10pt" style:font-weight-complex="normal"/>
    </style:style>
    <style:style style:name="P16" style:family="paragraph" style:parent-style-name="Standard">
      <style:paragraph-properties fo:margin-left="2.501cm" fo:margin-right="0cm" fo:line-height="100%" fo:text-align="justify" style:justify-single-word="false" fo:text-indent="0cm" style:auto-text-indent="false"/>
      <style:text-properties style:font-name="Arial" fo:font-size="10pt" fo:font-weight="normal" officeooo:rsid="001273c4" officeooo:paragraph-rsid="00192f4e" style:font-size-asian="10pt" style:font-weight-asian="normal" style:font-size-complex="10pt" style:font-weight-complex="normal"/>
    </style:style>
    <style:style style:name="P17" style:family="paragraph" style:parent-style-name="Text_20_body">
      <style:paragraph-properties fo:margin-left="1.251cm" fo:margin-right="0cm" fo:line-height="100%" fo:text-align="justify" style:justify-single-word="false" fo:text-indent="0cm" style:auto-text-indent="false"/>
      <style:text-properties style:font-name="Arial" fo:font-size="10pt" fo:font-weight="normal" officeooo:rsid="001273c4" officeooo:paragraph-rsid="00167a82" style:font-size-asian="10pt" style:font-weight-asian="normal" style:font-size-complex="10pt" style:font-weight-complex="normal"/>
    </style:style>
    <style:style style:name="P18" style:family="paragraph" style:parent-style-name="Text_20_body">
      <style:paragraph-properties fo:line-height="100%" fo:text-align="justify" style:justify-single-word="false"/>
      <style:text-properties style:font-name="Arial" fo:font-size="10pt" fo:font-weight="normal" officeooo:paragraph-rsid="002f4dfe" style:font-size-asian="10pt" style:font-weight-asian="normal" style:font-size-complex="10pt" style:font-weight-complex="normal"/>
    </style:style>
    <style:style style:name="P19" style:family="paragraph" style:parent-style-name="Text_20_body">
      <style:paragraph-properties fo:margin-left="0cm" fo:margin-right="0cm" fo:line-height="100%" fo:text-align="justify" style:justify-single-word="false" fo:text-indent="0cm" style:auto-text-indent="false"/>
      <style:text-properties style:font-name="Arial" fo:font-size="10pt" fo:font-style="italic" fo:font-weight="bold" officeooo:rsid="001273c4" officeooo:paragraph-rsid="001273c4" style:font-size-asian="10pt" style:font-style-asian="italic" style:font-weight-asian="bold" style:font-size-complex="10pt" style:font-style-complex="italic" style:font-weight-complex="bold"/>
    </style:style>
    <style:style style:name="P20" style:family="paragraph" style:parent-style-name="Standard">
      <style:paragraph-properties fo:margin-left="0cm" fo:margin-right="0cm" fo:line-height="100%" fo:text-align="justify" style:justify-single-word="false" fo:text-indent="0cm" style:auto-text-indent="false"/>
      <style:text-properties style:font-name="Arial" fo:font-size="10pt" fo:font-style="italic" fo:font-weight="bold" officeooo:rsid="001273c4" officeooo:paragraph-rsid="001273c4" style:font-size-asian="10pt" style:font-style-asian="italic" style:font-weight-asian="bold" style:font-size-complex="10pt" style:font-style-complex="italic" style:font-weight-complex="bold"/>
    </style:style>
    <style:style style:name="P21" style:family="paragraph" style:parent-style-name="Standard">
      <style:paragraph-properties fo:margin-left="0cm" fo:margin-right="0cm" fo:line-height="100%" fo:text-align="justify" style:justify-single-word="false" fo:text-indent="0cm" style:auto-text-indent="false"/>
      <style:text-properties style:font-name="Arial" fo:font-size="10pt" fo:font-weight="bold" officeooo:rsid="002fcf68" officeooo:paragraph-rsid="002fcf68" style:font-size-asian="10pt" style:font-weight-asian="bold" style:font-size-complex="10pt" style:font-weight-complex="bold"/>
    </style:style>
    <style:style style:name="P22" style:family="paragraph" style:parent-style-name="Text_20_body">
      <style:paragraph-properties fo:line-height="100%" fo:text-align="center" style:justify-single-word="false"/>
      <style:text-properties style:font-name="Arial" fo:font-size="18pt" fo:font-weight="bold" style:font-size-asian="18pt" style:font-weight-asian="bold" style:font-size-complex="18pt" style:font-weight-complex="bold"/>
    </style:style>
    <style:style style:name="P23" style:family="paragraph" style:parent-style-name="Text_20_body">
      <style:paragraph-properties fo:line-height="100%" fo:text-align="justify" style:justify-single-word="false"/>
      <style:text-properties officeooo:paragraph-rsid="002f4dfe"/>
    </style:style>
    <style:style style:name="P24" style:family="paragraph" style:parent-style-name="Standard">
      <style:paragraph-properties fo:line-height="150%" fo:text-align="justify" style:justify-single-word="false"/>
      <style:text-properties officeooo:paragraph-rsid="00225fd1"/>
    </style:style>
    <style:style style:name="P25" style:family="paragraph">
      <loext:graphic-properties draw:fill="solid" draw:fill-color="#efefe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Linux Libertine G" style:font-size-asian="15pt" style:font-style-asian="normal" style:font-weight-asian="normal" style:font-name-complex="Linux Libertine G" style:font-size-complex="15pt" style:font-style-complex="normal" style:font-weight-complex="normal"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Linux Libertine G" style:font-size-asian="15pt" style:font-style-asian="normal" style:font-weight-asian="normal" style:font-name-complex="Linux Libertine G" style:font-size-complex="15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Linux Libertine G" style:font-size-asian="10pt" style:font-style-asian="normal" style:font-weight-asian="normal" style:font-name-complex="Linux Libertine G" style:font-size-complex="10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Linux Libertine G" style:font-size-asian="10pt" style:font-style-asian="normal" style:font-weight-asian="normal" style:font-name-complex="Linux Libertine G" style:font-size-complex="10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Linux Libertine G" style:font-size-asian="10pt" style:font-style-asian="normal" style:font-weight-asian="normal" style:font-name-complex="Linux Libertine G" style:font-size-complex="10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Linux Libertine G" style:font-size-asian="8pt" style:font-style-asian="normal" style:font-weight-asian="normal" style:font-name-complex="Linux Libertine G" style:font-size-complex="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Linux Libertine G" style:font-size-asian="8pt" style:font-style-asian="normal" style:font-weight-asian="normal" style:font-name-complex="Linux Libertine G" style:font-size-complex="8pt" style:font-style-complex="normal" style:font-weight-complex="normal" style:text-emphasize="none" style:font-relief="none" style:text-overline-style="none" style:text-overline-color="font-color"/>
    </style:style>
    <style:style style:name="T1" style:family="text">
      <style:text-properties officeooo:rsid="0035cb29"/>
    </style:style>
    <style:style style:name="T2" style:family="text">
      <style:text-properties officeooo:rsid="001431d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273c4" style:font-weight-asian="bold" style:font-weight-complex="bold"/>
    </style:style>
    <style:style style:name="T6" style:family="text">
      <style:text-properties fo:font-weight="bold" officeooo:rsid="001431d3" style:font-weight-asian="bold" style:font-weight-complex="bold"/>
    </style:style>
    <style:style style:name="T7" style:family="text">
      <style:text-properties fo:font-weight="bold" officeooo:rsid="0014b220" style:font-weight-asian="bold" style:font-weight-complex="bold"/>
    </style:style>
    <style:style style:name="T8" style:family="text">
      <style:text-properties fo:font-weight="bold" officeooo:rsid="002f4dfe" style:font-weight-asian="bold" style:font-weight-complex="bold"/>
    </style:style>
    <style:style style:name="T9" style:family="text">
      <style:text-properties fo:font-weight="bold" officeooo:rsid="002fcf68" style:font-weight-asian="bold" style:font-weight-complex="bold"/>
    </style:style>
    <style:style style:name="T10" style:family="text">
      <style:text-properties fo:font-weight="normal" officeooo:rsid="001273c4" style:font-weight-asian="normal" style:font-weight-complex="normal"/>
    </style:style>
    <style:style style:name="T11" style:family="text">
      <style:text-properties fo:font-weight="normal" officeooo:rsid="001431d3" style:font-weight-asian="normal" style:font-weight-complex="normal"/>
    </style:style>
    <style:style style:name="T12" style:family="text">
      <style:text-properties fo:font-weight="normal" officeooo:rsid="0014b220" style:font-weight-asian="normal" style:font-weight-complex="normal"/>
    </style:style>
    <style:style style:name="T13" style:family="text">
      <style:text-properties fo:font-weight="normal" officeooo:rsid="00167a82" style:font-weight-asian="normal" style:font-weight-complex="normal"/>
    </style:style>
    <style:style style:name="T14" style:family="text">
      <style:text-properties fo:font-weight="normal" officeooo:rsid="00192f4e" style:font-weight-asian="normal" style:font-weight-complex="normal"/>
    </style:style>
    <style:style style:name="T15" style:family="text">
      <style:text-properties fo:font-weight="normal" officeooo:rsid="0023f845" style:font-weight-asian="normal" style:font-weight-complex="normal"/>
    </style:style>
    <style:style style:name="T16" style:family="text">
      <style:text-properties fo:font-weight="normal" officeooo:rsid="002f4dfe" style:font-weight-asian="normal" style:font-weight-complex="normal"/>
    </style:style>
    <style:style style:name="T17" style:family="text">
      <style:text-properties fo:font-weight="normal" officeooo:rsid="0035cb29" style:font-weight-asian="normal" style:font-weight-complex="normal"/>
    </style:style>
    <style:style style:name="T18" style:family="text">
      <style:text-properties officeooo:rsid="001273c4"/>
    </style:style>
    <style:style style:name="T19" style:family="text">
      <style:text-properties officeooo:rsid="0020ab5a"/>
    </style:style>
    <style:style style:name="T20" style:family="text">
      <style:text-properties officeooo:rsid="0024be91"/>
    </style:style>
    <style:style style:name="T21" style:family="text">
      <style:text-properties officeooo:rsid="0028d983"/>
    </style:style>
    <style:style style:name="T22" style:family="text">
      <style:text-properties officeooo:rsid="002f4dfe"/>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font-weight="bold" officeooo:rsid="001273c4" style:font-size-asian="10pt" style:font-weight-asian="bold" style:font-size-complex="10pt" style:font-weight-complex="bold"/>
    </style:style>
    <style:style style:name="T25" style:family="text">
      <style:text-properties fo:font-size="10pt" style:font-size-asian="10pt" style:font-size-complex="10pt"/>
    </style:style>
    <style:style style:name="T26" style:family="text">
      <style:text-properties fo:font-size="10pt" officeooo:rsid="0020ab5a" style:font-size-asian="10pt" style:font-size-complex="10pt"/>
    </style:style>
    <style:style style:name="T27" style:family="text">
      <style:text-properties fo:font-size="10pt" officeooo:rsid="0035cb29" style:font-size-asian="10pt" style:font-size-complex="10pt"/>
    </style:style>
    <style:style style:name="T28" style:family="text">
      <style:text-properties fo:font-size="10pt" fo:font-weight="normal" officeooo:rsid="001273c4" style:font-size-asian="10pt" style:font-weight-asian="normal" style:font-size-complex="10pt" style:font-weight-complex="normal"/>
    </style:style>
    <style:style style:name="T29" style:family="text">
      <style:text-properties fo:font-size="10pt" fo:font-weight="normal" officeooo:rsid="0020ab5a" style:font-size-asian="10pt" style:font-weight-asian="normal" style:font-size-complex="10pt" style:font-weight-complex="normal"/>
    </style:style>
    <style:style style:name="T30" style:family="text">
      <style:text-properties fo:font-size="10pt" fo:font-weight="normal" officeooo:rsid="0035cb29" style:font-size-asian="10pt" style:font-weight-asian="normal" style:font-size-complex="10pt" style:font-weight-complex="normal"/>
    </style:style>
    <style:style style:name="T31" style:family="text">
      <style:text-properties fo:font-size="10pt" fo:font-weight="normal" officeooo:rsid="0014b220" style:font-size-asian="10pt" style:font-weight-asian="normal" style:font-size-complex="10pt" style:font-weight-complex="normal"/>
    </style:style>
    <style:style style:name="T32" style:family="text">
      <style:text-properties fo:font-size="10pt" fo:font-weight="normal" officeooo:rsid="00225fd1" style:font-size-asian="10pt" style:font-weight-asian="normal" style:font-size-complex="10pt" style:font-weight-complex="normal"/>
    </style:style>
    <style:style style:name="T33" style:family="text">
      <style:text-properties fo:font-size="10pt" fo:font-weight="normal" officeooo:rsid="00120750" style:font-size-asian="10pt" style:font-weight-asian="normal" style:font-size-complex="10pt" style:font-weight-complex="normal"/>
    </style:style>
    <style:style style:name="T34" style:family="text">
      <style:text-properties style:font-name="Arial" fo:font-size="10pt" fo:font-weight="normal" style:font-size-asian="10pt" style:font-weight-asian="normal" style:font-size-complex="10pt" style:font-weight-complex="normal"/>
    </style:style>
    <style:style style:name="T35" style:family="text">
      <style:text-properties style:font-name="Arial" fo:font-size="10pt" fo:font-weight="normal" officeooo:rsid="0039fa1d" style:font-size-asian="10pt" style:font-weight-asian="normal" style:font-size-complex="10pt" style:font-weight-complex="normal"/>
    </style:style>
    <style:style style:name="T36" style:family="text">
      <style:text-properties style:font-name="Arial" fo:font-size="10pt" fo:font-weight="normal" officeooo:rsid="00167a82" style:font-size-asian="10pt" style:font-weight-asian="normal" style:font-size-complex="10pt" style:font-weight-complex="normal"/>
    </style:style>
    <style:style style:name="T37" style:family="text">
      <style:text-properties style:font-name="Arial" fo:font-size="10pt" fo:font-weight="normal" officeooo:rsid="001431d3" style:font-size-asian="10pt" style:font-weight-asian="normal" style:font-size-complex="10pt" style:font-weight-complex="normal"/>
    </style:style>
    <style:style style:name="T38" style:family="text">
      <style:text-properties style:font-name="Arial" fo:font-size="10pt" fo:font-weight="normal" officeooo:rsid="0013d2b2" style:font-size-asian="10pt" style:font-weight-asian="normal" style:font-size-complex="10pt" style:font-weight-complex="normal"/>
    </style:style>
    <style:style style:name="T39" style:family="text">
      <style:text-properties style:font-name="Arial" fo:font-size="10pt" fo:font-weight="normal" officeooo:rsid="0012178d" style:font-size-asian="10pt" style:font-weight-asian="normal" style:font-size-complex="10pt" style:font-weight-complex="normal"/>
    </style:style>
    <style:style style:name="T40" style:family="text">
      <style:text-properties style:font-name="Arial" fo:font-size="10pt" fo:font-weight="normal" officeooo:rsid="00225fd1" style:font-size-asian="10pt" style:font-weight-asian="normal" style:font-size-complex="10pt" style:font-weight-complex="normal"/>
    </style:style>
    <style:style style:name="T41" style:family="text">
      <style:text-properties style:font-name="Arial" fo:font-size="10pt" fo:font-weight="normal" officeooo:rsid="00373f8e" style:font-size-asian="10pt" style:font-weight-asian="normal" style:font-size-complex="10pt" style:font-weight-complex="normal"/>
    </style:style>
    <style:style style:name="T42" style:family="text">
      <style:text-properties style:font-name="Arial" fo:font-size="10pt" fo:font-weight="normal" officeooo:rsid="00150888" style:font-size-asian="10pt" style:font-weight-asian="normal" style:font-size-complex="10pt" style:font-weight-complex="normal"/>
    </style:style>
    <style:style style:name="T43" style:family="text">
      <style:text-properties style:font-name="Arial" fo:font-size="10pt" fo:font-weight="normal" officeooo:rsid="003c161c" style:font-size-asian="10pt" style:font-weight-asian="normal" style:font-size-complex="10pt" style:font-weight-complex="normal"/>
    </style:style>
    <style:style style:name="T44" style:family="text">
      <style:text-properties style:font-name="Arial" fo:font-size="10pt" fo:font-weight="normal" officeooo:rsid="003d16c3" style:font-size-asian="10pt" style:font-weight-asian="normal" style:font-size-complex="10pt" style:font-weight-complex="normal"/>
    </style:style>
    <style:style style:name="T45" style:family="text">
      <style:text-properties style:font-name="Arial" fo:font-size="10pt" style:font-size-asian="10pt" style:font-size-complex="10pt"/>
    </style:style>
    <style:style style:name="T46" style:family="text">
      <style:text-properties style:font-name="Arial" fo:font-size="10pt" officeooo:rsid="001431d3" style:font-size-asian="10pt" style:font-size-complex="10pt"/>
    </style:style>
    <style:style style:name="T47" style:family="text">
      <style:text-properties style:font-name="Arial" fo:font-size="10pt" fo:font-weight="bold" style:font-size-asian="10pt" style:font-weight-asian="bold" style:font-size-complex="10pt"/>
    </style:style>
    <style:style style:name="T48" style:family="text">
      <style:text-properties style:font-name="Arial" fo:font-size="10pt" fo:font-weight="bold" officeooo:rsid="00225fd1" style:font-size-asian="10pt" style:font-weight-asian="bold" style:font-size-complex="10pt"/>
    </style:style>
    <style:style style:name="T49" style:family="text">
      <style:text-properties style:font-name="Arial" fo:font-size="10pt" fo:font-weight="bold" officeooo:rsid="00225fd1" style:font-size-asian="10pt" style:font-weight-asian="bold" style:font-size-complex="10pt" style:font-weight-complex="bold"/>
    </style:style>
    <style:style style:name="T50" style:family="text">
      <style:text-properties style:font-name="Arial" fo:font-size="10pt" fo:font-weight="bold" officeooo:rsid="0012178d" style:font-size-asian="10pt" style:font-weight-asian="bold" style:font-size-complex="10pt" style:font-weight-complex="bold"/>
    </style:style>
    <style:style style:name="T51" style:family="text">
      <style:text-properties style:font-name="Arial" fo:font-size="10pt" fo:font-weight="bold" officeooo:rsid="00150888" style:font-size-asian="10pt" style:font-weight-asian="bold" style:font-size-complex="10pt" style:font-weight-complex="bold"/>
    </style:style>
    <style:style style:name="T52" style:family="text">
      <style:text-properties style:font-name="Arial" fo:font-size="10pt" fo:font-weight="bold" officeooo:rsid="003c161c" style:font-size-asian="10pt" style:font-weight-asian="bold" style:font-size-complex="10pt" style:font-weight-complex="bold"/>
    </style:style>
    <style:style style:name="T53" style:family="text">
      <style:text-properties style:font-name="Arial" fo:font-size="10pt" fo:font-weight="bold" officeooo:rsid="003d16c3" style:font-size-asian="10pt" style:font-weight-asian="bold" style:font-size-complex="10pt" style:font-weight-complex="bold"/>
    </style:style>
    <style:style style:name="T54" style:family="text">
      <style:text-properties officeooo:rsid="003e4efd"/>
    </style:style>
    <style:style style:name="T55" style:family="text">
      <style:text-properties fo:font-variant="normal" fo:text-transform="none" fo:color="#000000" loext:opacity="100%" style:text-outline="false" style:text-line-through-style="none" style:text-line-through-type="none" style:text-position="0% 100%" style:font-name="Comfortaa" fo:font-size="15pt" fo:letter-spacing="normal" fo:font-style="normal" fo:text-shadow="none" style:text-underline-style="none" fo:font-weight="normal" style:letter-kerning="true" style:font-name-asian="Comfortaa" style:font-size-asian="15pt" style:font-style-asian="normal" style:font-weight-asian="normal" style:font-name-complex="Comfortaa" style:font-size-complex="15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d9d9d9" loext:opacity="100%" style:text-outline="false" style:text-line-through-style="none" style:text-line-through-type="none" style:text-position="0% 100%" style:font-name="Aria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Arial1"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d9d9d9" loext:opacity="100%" style:text-outline="false" style:text-line-through-style="none" style:text-line-through-type="none" style:text-position="0% 100%" style:font-name="Arial1" fo:font-size="8pt" fo:letter-spacing="normal" fo:font-style="normal" fo:text-shadow="none" style:text-underline-style="none" fo:font-weight="normal" style:letter-kerning="true" style:font-name-asian="Arial1" style:font-size-asian="8pt" style:font-style-asian="normal" style:font-weight-asian="normal" style:font-name-complex="Arial1" style:font-size-complex="8pt" style:font-style-complex="normal" style:font-weight-complex="normal" style:text-emphasize="none" style:font-relief="none" style:text-overline-style="none" style:text-overline-color="font-color"/>
    </style:style>
    <style:style style:name="gr1" style:family="graphic">
      <style:graphic-properties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efefef" draw:textarea-horizontal-align="justify" draw:textarea-vertical-align="middle" draw:auto-grow-height="false" draw:fit-to-size="false" style:shrink-to-fit="false" fo:min-height="3.427cm" fo:min-width="17.946cm" fo:padding-top="0.254cm" fo:padding-bottom="0.254cm" fo:padding-left="0.254cm" fo:padding-right="0.254cm" fo:wrap-option="wrap" draw:shadow="hidden" draw:shadow-offset-x="0.199cm" draw:shadow-offset-y="0.199cm" draw:shadow-color="#808080" style:run-through="back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efefef" draw:textarea-horizontal-align="justify" draw:textarea-vertical-align="middle" draw:auto-grow-height="false" draw:fit-to-size="false" style:shrink-to-fit="false" fo:min-height="7.855cm" fo:min-width="17.791cm" fo:padding-top="0.254cm" fo:padding-bottom="0.254cm" fo:padding-left="0.254cm" fo:padding-right="0.254cm" fo:wrap-option="wrap" draw:shadow="hidden" draw:shadow-offset-x="0.199cm" draw:shadow-offset-y="0.199cm" draw:shadow-color="#808080" style:run-through="background"/>
    </style:style>
    <style:style style:name="gr4"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316cm" fo:min-width="7.893cm" fo:padding-top="0.254cm" fo:padding-bottom="0.254cm" fo:padding-left="0.254cm" fo:padding-right="0.254cm" fo:wrap-option="wrap" draw:shadow="hidden" draw:shadow-offset-x="0.199cm" draw:shadow-offset-y="0.199cm" draw:shadow-color="#808080" style:run-through="back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81cm" fo:min-width="8.151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6"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1.93cm" fo:min-width="7.415cm" fo:padding-top="0.254cm" fo:padding-bottom="0.254cm" fo:padding-left="0.254cm" fo:padding-right="0.254cm" fo:wrap-option="wrap" draw:shadow="hidden" draw:shadow-offset-x="0.199cm" draw:shadow-offset-y="0.199cm" draw:shadow-color="#808080" style:run-through="back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81cm" fo:min-width="8.149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0.379cm" fo:min-width="9.077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097cm" fo:min-width="1.543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0"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184cm" fo:min-width="5.941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097cm" fo:min-width="5.749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2"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316cm" fo:min-width="7.89cm" fo:padding-top="0.254cm" fo:padding-bottom="0.254cm" fo:padding-left="0.254cm" fo:padding-right="0.254cm" fo:wrap-option="wrap" draw:shadow="hidden" draw:shadow-offset-x="0.199cm" draw:shadow-offset-y="0.199cm" draw:shadow-color="#808080" style:run-through="background"/>
    </style:style>
    <style:style style:name="gr13"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6.144cm" fo:min-width="6.108cm" fo:padding-top="0.254cm" fo:padding-bottom="0.254cm" fo:padding-left="1.016cm" fo:padding-right="1.016cm" fo:wrap-option="wrap" draw:shadow="hidden" draw:shadow-offset-x="0.199cm" draw:shadow-offset-y="0.199cm" draw:shadow-color="#808080" style:run-through="background"/>
      <style:paragraph-properties style:writing-mode="lr-tb"/>
    </style:style>
    <style:style style:name="gr14" style:family="graphic">
      <style:graphic-properties draw:stroke="solid" svg:stroke-width="0.026cm" svg:stroke-color="#d9d9d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0.099cm" fo:min-width="7.632cm" fo:padding-top="0.254cm" fo:padding-bottom="0.254cm" fo:padding-left="0.254cm" fo:padding-right="0.254cm" fo:wrap-option="wrap" draw:shadow="hidden" draw:shadow-offset-x="0.199cm" draw:shadow-offset-y="0.199cm" draw:shadow-color="#808080" style:run-through="background"/>
      <style:paragraph-properties style:writing-mode="lr-tb"/>
    </style:style>
    <style:style style:name="gr15" style:family="graphic">
      <style:graphic-properties draw:stroke="solid" svg:stroke-width="0.026cm" svg:stroke-color="#999999" draw:marker-start="" draw:marker-start-width="0.199cm" draw:marker-start-center="false" draw:marker-end="" draw:marker-end-width="0.199cm" draw:marker-end-center="false" draw:stroke-linejoin="round" draw:fill="solid" draw:fill-color="#ffffff" draw:textarea-horizontal-align="justify" draw:textarea-vertical-align="middle" draw:auto-grow-height="false" draw:fit-to-size="false" style:shrink-to-fit="false" fo:min-height="1.93cm" fo:min-width="7.414cm" fo:padding-top="0.254cm" fo:padding-bottom="0.254cm" fo:padding-left="0.254cm" fo:padding-right="0.254cm" fo:wrap-option="wrap"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éthodologie : l'introduction</text:p>
      <text:p text:style-name="P18"><text:tab/></text:p>
      <text:p text:style-name="P18"/>
      <text:p text:style-name="P23"><text:span text:style-name="T34"><text:tab/>N'oubliez pas que l'introduction est la partie la plus </text:span><text:span text:style-name="T35">importante</text:span><text:span text:style-name="T34"> de votre devoir : </text:span><text:span text:style-name="T36">parce qu’elle</text:span><text:span text:style-name="T37"> cadr</text:span><text:span text:style-name="T36">e</text:span><text:span text:style-name="T37"> et problématis</text:span><text:span text:style-name="T36">e</text:span><text:span text:style-name="T37"> bien, une bonne introduction met tout votre devoir sur la bonne voie. Il est donc très conseillé de</text:span><text:span text:style-name="T45"> </text:span><text:span text:style-name="T46">r</text:span><text:span text:style-name="T45">édige</text:span><text:span text:style-name="T46">r</text:span><text:span text:style-name="T45"> </text:span><text:span text:style-name="T46">d’abord</text:span><text:span text:style-name="T45"> toute </text:span><text:span text:style-name="T46">l’</text:span><text:span text:style-name="T45">introduction au brouillon, et </text:span><text:span text:style-name="T46">de la</text:span><text:span text:style-name="T45"> reporte</text:span><text:span text:style-name="T46">r</text:span><text:span text:style-name="T45"> </text:span><text:span text:style-name="T46">seulement</text:span><text:span text:style-name="T45"> ensuite sur </text:span><text:span text:style-name="T46">la</text:span><text:span text:style-name="T45"> copie </text:span><text:span text:style-name="T46">(l</text:span><text:span text:style-name="T45">e même conseil s'appliquera pour la conclusion, </text:span><text:span text:style-name="T46">mais pas pour le développement).</text:span></text:p>
      <text:p text:style-name="P11"><text:tab/><text:span text:style-name="T2">Une introduction se compose de </text:span><text:span text:style-name="T6">deux paragraphes</text:span><text:span text:style-name="T2">, le second étant réservé au plan. Nous allons ici réfléchir avec le sujet suivant : « Sommes-nous responsables de nos désirs ? »</text:span></text:p>
      <text:p text:style-name="P19">Premier paragraphe :</text:p>
      <text:p text:style-name="P17">0. <text:span text:style-name="T4">Accroche </text:span><text:span text:style-name="T8">(facultatif)</text:span></text:p>
      <text:p text:style-name="P6"><text:span text:style-name="T13">Une accroche est </text:span><text:span text:style-name="T10">un élément qui est censé éveiller l'intérêt du lecteur pour le problème que vous allez poser, et qui ainsi vous permet d'initier votre réflexion. C'est un élément non nécessaire. </text:span><text:span text:style-name="T13">Ne rédigez une accroche que si vous avez une référence précise, intéressante et adéquate à proposer.</text:span></text:p>
      <text:p text:style-name="P9"><text:span text:style-name="T10"><text:line-break/></text:span>1. <text:span text:style-name="T6">Analyse du sujet</text:span></text:p>
      <text:p text:style-name="P6"><text:span text:style-name="T6"><text:tab/></text:span><text:span text:style-name="T11">Cette analyse doit comporter au moins une analyse des termes importants du sujet (deux ou trois maximum), qu’il faudra impérativement </text:span><text:span text:style-name="T6">définir. </text:span><text:span text:style-name="T11">Attention, </text:span><text:span text:style-name="T18">si ces termes ont plusieurs sens, demandez-vous lesquels sont pertinents pour le sujet, et ne parlez que de ceux-ci. Vous pouvez stimuler votre réflexion en analysant la différence avec des </text:span><text:span text:style-name="T5">termes proches</text:span><text:span text:style-name="T18"> (ex : vous expliquez ce qu’est le bonheur par différence avec le plaisir), ou avec des </text:span><text:span text:style-name="T5">termes opposés</text:span><text:span text:style-name="T18">.</text:span></text:p>
      <text:p text:style-name="P6"><text:tab/><text:span text:style-name="T22">Dans notre exemple, les termes importants sont ceux de </text:span><text:span text:style-name="T8">responsabilité</text:span><text:span text:style-name="T16"> et de </text:span><text:span text:style-name="T8">désir</text:span><text:span text:style-name="T16">. </text:span><text:span text:style-name="T17">Vous pouvez remarquer qu’on ne définit pas n’importe quel sens de la responsabilité ici (il y a en de nombreux !). On ne définit que le sens qui est impliqué par l’expression « être responsable de quelque chose ».</text:span></text:p>
      <table:table table:name="Tableau2" table:style-name="Tableau2">
        <table:table-column table:style-name="Tableau2.A"/>
        <table:table-row table:style-name="TableLine2962517454544">
          <table:table-cell table:style-name="Tableau2.A1" office:value-type="string">
            <text:p text:style-name="P2"><text:span text:style-name="T23">Responsabilité :</text:span><text:span text:style-name="T25"> Être responsable de </text:span><text:span text:style-name="T26">quelque chose c’est </text:span><text:span text:style-name="T27">avoir à</text:span><text:span text:style-name="T26"> </text:span><text:span text:style-name="T25">« en répondre », c’est-à-dire </text:span><text:span text:style-name="T27">devoir</text:span><text:span text:style-name="T26"> </text:span><text:span text:style-name="T25">en assumer le sens et les conséquences</text:span></text:p>
            <text:p text:style-name="P5"/>
            <text:p text:style-name="P5"><text:span text:style-name="T4">Désir :</text:span> Un désir est une tendance <text:span text:style-name="T20">spontanée </text:span>qui me pousse vers <text:span text:style-name="T19">quelque chose qui me plaît</text:span>.</text:p>
          </table:table-cell>
        </table:table-row>
      </table:table>
      <text:p text:style-name="P7"/>
      <text:p text:style-name="P6"><text:span text:style-name="T18"><text:tab/>Si c’est utile, vous pouvez également repérer les </text:span><text:span text:style-name="T5">présupposés</text:span><text:span text:style-name="T18"> du sujet, c’est-à-dire les affirmations que le sujet pose implicitement comme vraies. Votre développement pourra revenir sur ces présupposés pour les critiquer. Par exemple, sur le sujet « Pourquoi les hommes cherchent-ils à être libres ? », on présuppose que tous les hommes veulent être libres, ce qui est loin d’être évident.</text:span></text:p>
      <text:p text:style-name="P9">2. <text:span text:style-name="T4">Exposition du sujet</text:span></text:p>
      <text:p text:style-name="P6"><text:span text:style-name="T13"><text:tab/>L’idée est simple : </text:span><text:span text:style-name="T10">le sujet </text:span><text:span text:style-name="T14">choisi</text:span><text:span text:style-name="T13"> </text:span><text:span text:style-name="T10">doit toujours apparaître </text:span><text:span text:style-name="T11">quelque part </text:span><text:span text:style-name="T10">dans votre introduction. </text:span><text:span text:style-name="T16">Vous pouvez tout à fait vous contenter de le réécrire mot à mot : faites simple.</text:span></text:p>
      <text:p text:style-name="P7"><text:span text:style-name="T10">3. </text:span><text:span text:style-name="T5">Problématique</text:span></text:p>
      <text:p text:style-name="P10"><text:span text:style-name="T13"><text:tab/>L</text:span><text:span text:style-name="T12">e but de la problématique est de </text:span><text:span text:style-name="T7">montrer pourquoi il est difficile de répondre au sujet</text:span><text:span text:style-name="T12">, ce qui va souvent consister à montrer</text:span><text:span text:style-name="T7"> pourquoi aucune réponse immédiate n’est possible. </text:span><text:span text:style-name="T12">Il ne faut donc pas confondre la problématique et le sujet : le sujet est la </text:span><text:span text:style-name="T7">question </text:span><text:span text:style-name="T12">qui vous est posée, alors que la problématique est la </text:span><text:span text:style-name="T7">description précise d’une difficulté </text:span><text:span text:style-name="T12">: </text:span><text:span text:style-name="T15">elle sera formulée en plusieurs phrases liées ensemble de façon rigoureuse. </text:span><text:span text:style-name="T17">En philosophie, u</text:span><text:span text:style-name="T16">ne problématique est un bloc de texte assez long !</text:span></text:p>
      <text:p text:style-name="P3"><text:span text:style-name="T28"><text:tab/></text:span><text:span text:style-name="T29">Pour </text:span><text:span text:style-name="T30">construire</text:span><text:span text:style-name="T29"> la problématique, essayer d’identifier les deux réponses opposées auxquelles le sujet peut donner lieu (qu’on appellera R1 et R2). Attention, ne vous contentez pas d’un simple oui/non ! Il faut que ces réponses soient précises, détaillées et convaincantes. Chaque réponse doit pouvoir véritablement être soutenue de façon argumentée et intelligente.</text:span></text:p>
      <text:p text:style-name="P15"><text:tab/>Une fois que vous aurez tous ces éléments, utilisez le canevas distribué en classe pour formuler votre premier paragraphe d’introduction.</text:p>
      <text:p text:style-name="P16"/>
      <text:p text:style-name="P20">Deuxième paragraphe : Annonce du plan</text:p>
      <text:p text:style-name="P4"><text:span text:style-name="T24"><text:tab/></text:span><text:span text:style-name="T30">Dans l’annonce du plan, énoncez</text:span><text:span text:style-name="T31"> clairement l’idée que vous allez défendre </text:span><text:span text:style-name="T32">- </text:span><text:span text:style-name="T30">et</text:span><text:span text:style-name="T31"> éventuellement critiquer !</text:span><text:span text:style-name="T33"> </text:span><text:span text:style-name="T28">Utilisez </text:span><text:span text:style-name="T30">pour ce faire </text:span><text:span text:style-name="T24">une phrase par partie</text:span><text:span text:style-name="T28">, avec des formulations du type : "Dans une première partie, nous verrons que…"</text:span></text:p>
      <text:p text:style-name="P21"><text:soft-page-break/><text:span text:style-name="T18">E</text:span>xemple avec le canevas distribué en classe :</text:p>
      <text:p text:style-name="P21"/>
      <text:p text:style-name="P8"><draw:g text:anchor-type="paragraph" draw:z-index="0" draw:name="Forme1" draw:style-name="gr1"><draw:custom-shape draw:name="Google Shape;54;p13_1" draw:style-name="gr2" draw:text-style-name="P25" svg:width="18.592cm" svg:height="4.074cm" svg:x="0.25cm" svg:y="9.11cm"><text:p/><draw:enhanced-geometry draw:mirror-horizontal="false" draw:mirror-vertical="false" svg:viewBox="0 0 0 0" draw:text-areas="?f5 ?f5 ?f6 ?f7" draw:type="ooxml-roundRect" draw:modifiers="5793"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5;p13_1" draw:style-name="gr3" draw:text-style-name="P25" svg:width="18.592cm" svg:height="8.656cm" svg:x="0.25cm" svg:y="0.044cm"><text:p/><draw:enhanced-geometry draw:mirror-horizontal="false" draw:mirror-vertical="false" svg:viewBox="0 0 0 0" draw:text-areas="?f5 ?f5 ?f6 ?f7" draw:type="ooxml-roundRect" draw:modifiers="5793"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6;p13_1" draw:style-name="gr4" draw:text-style-name="P26" svg:width="8.773cm" svg:height="7.196cm" svg:x="0.432cm" svg:y="1.254cm"><text:p/><draw:enhanced-geometry draw:mirror-horizontal="false" draw:mirror-vertical="false" svg:viewBox="0 0 0 0" draw:text-areas="?f5 ?f5 ?f6 ?f7" draw:type="ooxml-roundRect" draw:modifiers="885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7;p13_1" draw:style-name="gr5" draw:text-style-name="P28" svg:width="8.658cm" svg:height="0.888cm" svg:x="0.546cm" svg:y="0.201cm"><text:p text:style-name="P27"><text:span text:style-name="T55">À première vu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8;p13_1" draw:style-name="gr6" draw:text-style-name="P26" svg:width="8.09cm" svg:height="2.604cm" svg:x="0.432cm" svg:y="10.428cm"><text:p/><draw:enhanced-geometry draw:mirror-horizontal="false" draw:mirror-vertical="false" svg:viewBox="0 0 0 0" draw:text-areas="?f5 ?f5 ?f6 ?f7" draw:type="ooxml-roundRect" draw:modifiers="1093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59;p13_1" draw:style-name="gr7" draw:text-style-name="P28" svg:width="8.656cm" svg:height="0.888cm" svg:x="10.006cm" svg:y="0.201cm"><text:p text:style-name="P27"><text:span text:style-name="T55">Cependan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0;p13_1" draw:style-name="gr8" draw:text-style-name="P28" svg:width="9.584cm" svg:height="0.886cm" svg:x="4.753cm" svg:y="9.294cm"><text:p text:style-name="P27"><text:span text:style-name="T55">Le problème se pose donc ainsi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1;p13_1" draw:style-name="gr9" draw:text-style-name="P28" svg:width="2.05cm" svg:height="2.604cm" svg:x="8.521cm" svg:y="10.428cm"><text:p text:style-name="P27"><text:span text:style-name="T55">Ou bie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4;p13_1" draw:style-name="gr10" draw:text-style-name="P30" svg:width="7.972cm" svg:height="6.691cm" svg:x="0.76cm" svg:y="1.499cm"><text:p text:style-name="P29"><text:span text:style-name="T56">Après avoir défini les concepts, formuler une première réponse au sujet (R1). </text:span><text:span text:style-name="T57">il est clair que je ne choisis jamais de désirer telle ou telle chose : le désir est un phénomène spontané, au sens où il s’impose immédiatement à moi, indépendamment de mes calculs ou de ma réflexion. Dans la mesure où ce n’est pas moi qui ai choisi ce que je désire, je ne peux apparemment pas en être tenu pour responsab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5;p13_1" draw:style-name="gr11" draw:text-style-name="P31" svg:width="7.78cm" svg:height="2.604cm" svg:x="0.622cm" svg:y="10.428cm"><text:p text:style-name="P29"><text:span text:style-name="T56">Formuler une question qui résume R1, en reprenant les éléments clés de l'analyse : </text:span><text:span text:style-name="T57">suis-je passivement soumis à mes désir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6;p13_1" draw:style-name="gr12" draw:text-style-name="P26" svg:width="8.769cm" svg:height="7.196cm" svg:x="9.95cm" svg:y="1.254cm"><text:p/><draw:enhanced-geometry draw:mirror-horizontal="false" draw:mirror-vertical="false" svg:viewBox="0 0 0 0" draw:text-areas="?f5 ?f5 ?f6 ?f7" draw:type="ooxml-roundRect" draw:modifiers="885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67;p13_1" draw:style-name="gr13" draw:text-style-name="P30" svg:width="8.139cm" svg:height="6.651cm" svg:x="10.264cm" svg:y="1.485cm"><text:p text:style-name="P29"><text:span text:style-name="T56">Critiquer la première réponse et montrer qu'une autre réponse au sujet (R2, opposée à R1) est possible : </text:span><text:span text:style-name="T57">d’une certaine façon mes désirs dépendent de mes choix : si aujourd’hui je désire fumer, c’est bien parce qu’un jour j’ai fait le choix de commencer à fumer. Mes désirs se construisent en fonction de la façon dont j’ai décidé de mener ma vie, et en ce sens il semble bien que je sois responsable de mes propres dési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p13_1" draw:style-name="gr14" draw:text-style-name="P33" svg:width="8.139cm" svg:height="0.606cm" svg:x="10.264cm" svg:y="1.485cm"><text:p text:style-name="P32"><text:span text:style-name="T58">« … vraiment … ?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9;p13_1" draw:style-name="gr15" draw:text-style-name="P26" svg:width="8.088cm" svg:height="2.604cm" svg:x="10.571cm" svg:y="10.428cm"><text:p/><draw:enhanced-geometry draw:mirror-horizontal="false" draw:mirror-vertical="false" svg:viewBox="0 0 0 0" draw:text-areas="?f5 ?f5 ?f6 ?f7" draw:type="ooxml-roundRect" draw:modifiers="1093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Google Shape;70;p13_1" draw:style-name="gr11" draw:text-style-name="P31" svg:width="7.78cm" svg:height="2.604cm" svg:x="10.763cm" svg:y="10.428cm"><text:p text:style-name="P29"><text:span text:style-name="T56">Formuler une question qui résume R2, en reprenant les éléments clés de l'analyse : </text:span><text:span text:style-name="T57">en choisissant une certaine façon de vivre, ne choisissons-nous pas aussi la façon dont nous désirons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
      <text:p text:style-name="P8"/>
      <text:p text:style-name="P8"/>
      <table:table table:name="Tableau1" table:style-name="Tableau1">
        <table:table-column table:style-name="Tableau1.A"/>
        <table:table-row table:style-name="TableLine2962517456992">
          <table:table-cell table:style-name="Tableau1.A1" office:value-type="string">
            <text:p text:style-name="P12"><text:span text:style-name="T4">Exemple d'introduction </text:span><text:span text:style-name="T9">rédigée </text:span>:</text:p>
            <text:p text:style-name="P12"/>
            <text:p text:style-name="P24"><text:span text:style-name="T47"><text:tab/></text:span><text:span text:style-name="T48">[Définition 1] </text:span><text:span text:style-name="T43">L</text:span><text:span text:style-name="T38">e désir </text:span><text:span text:style-name="T39">désigne une tendance spontanée qui me pousse vers quelque chose qui me plaît. </text:span><text:span text:style-name="T53">[Exposition du sujet]</text:span><text:span text:style-name="T44"> </text:span><text:span text:style-name="T43">Sommes-nous responsables de nos désirs ?</text:span><text:span text:style-name="T39"> </text:span><text:span text:style-name="T49">[Définition 2]</text:span><text:span text:style-name="T40"> </text:span><text:span text:style-name="T38">Être responsable de mes désirs impliquerait que </text:span><text:span text:style-name="T41">j’aie</text:span><text:span text:style-name="T38"> à « en répondre », c’est-à-dire </text:span><text:span text:style-name="T41">que je doive</text:span><text:span text:style-name="T38"> en assumer le sens et les conséquences</text:span><text:span text:style-name="T39">. </text:span><text:span text:style-name="T49">[Réponse 1]</text:span><text:span text:style-name="T39"> </text:span><text:span text:style-name="T50">A </text:span><text:span text:style-name="T52">première vue,</text:span><text:span text:style-name="T43"> i</text:span><text:span text:style-name="T39">l est clair que je n</text:span><text:span text:style-name="T38">e choisis j</text:span><text:span text:style-name="T39">amais de désirer telle ou telle chose : le désir est un phénomène spontané, au sens où il s’impose immédiatement à moi, indépendamment de mes calculs ou de ma réflexion. Dans la mesure où ce n’est pas moi qui ai choisi ce que je désire, je ne peux </text:span><text:span text:style-name="T38">apparemment</text:span><text:span text:style-name="T39"> pas en être tenu pour responsable. </text:span><text:span text:style-name="T49">[Réponse 2]</text:span><text:span text:style-name="T39"> </text:span><text:span text:style-name="T50">Cependant</text:span><text:span text:style-name="T39">, d’une certaine façon mes désirs dépendent de mes choix : si aujourd’hui je désire fumer, c’est bien parce qu’un jour j’ai fait le choix de commencer à fumer. Mes désirs se construisent en fonction de la façon dont j’ai décidé de mener ma vie, et en ce sens </text:span><text:span text:style-name="T41">il semble bien que je sois</text:span><text:span text:style-name="T39"> responsable de mes propres désirs.</text:span><text:span text:style-name="T42"> </text:span><text:span text:style-name="T49">[Synthèse]</text:span><text:span text:style-name="T40"> </text:span><text:span text:style-name="T51">Le problème se pose donc ainsi :</text:span><text:span text:style-name="T42"> suis-je passivement soumis à mes désirs ? </text:span><text:span text:style-name="T51">Ou </text:span><text:span text:style-name="T49">bien </text:span><text:span text:style-name="T42">en choisissant une certaine façon de vivre, ne choisissons-nous pas aussi la façon dont nous désirons ?</text:span></text:p>
            <text:p text:style-name="P14"><text:span text:style-name="T3"><text:tab/>[Plan] </text:span><text:span text:style-name="T4">Dans un premier temps</text:span>, nous verrons qu<text:span text:style-name="T21">e nous ne pouvons pas être tenus pour responsables de nos tendances irrationnelles</text:span>. <text:span text:style-name="T4">Pourtant, nous montrerons dans un deuxième temps</text:span> qu'<text:span text:style-name="T21">il est possible et nécessaire d’anticiper par la raison cette irrationalité</text:span>. <text:span text:style-name="T4">Enfin, il faudra dire qu’</text:span><text:span text:style-name="T21">une véritable maîtrise de nos pulsions</text:span> ne peut être que l'aboutissement d'un long travail de connaissance de soi.</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Arial2" svg:font-family="Arial" style:font-pitch="variable"/>
    <style:font-face style:name="Comfortaa" svg:font-family="Comfortaa"/>
    <style:font-face style:name="Comfortaa1" svg:font-family="Comfortaa" style:font-pitch="variable"/>
    <style:font-face style:name="Liberation Sans" svg:font-family="'Liberation Sans'" style:font-family-generic="roman" style:font-pitch="variable"/>
    <style:font-face style:name="Liberation Sans1" svg:font-family="'Liberation Sans'" style:font-pitch="variable"/>
    <style:font-face style:name="Linux Libertine G" svg:font-family="'Linux Libertine G'" style:font-family-generic="system" style:font-pitch="variable"/>
    <style:font-face style:name="Linux Libertine G1" svg:font-family="'Linux Libertine G'"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431d3" style:font-size-asian="9pt" style:font-size-complex="9pt"/>
    </style:style>
    <style:style style:name="MT1" style:family="text">
      <style:text-properties officeooo:rsid="001431d3"/>
    </style:style>
    <style:style style:name="MT2" style:family="text">
      <style:text-properties officeooo:rsid="003e4ef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éthodologie – <text:span text:style-name="MT1">l’introduction </text:span><text:span text:style-name="MT2">de dissertatio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15T21:09:10.075000000</meta:creation-date>
    <meta:editing-duration>P6DT17H9M43S</meta:editing-duration>
    <meta:editing-cycles>23</meta:editing-cycles>
    <meta:generator>LibreOffice/7.2.5.2$Windows_X86_64 LibreOffice_project/499f9727c189e6ef3471021d6132d4c694f357e5</meta:generator>
    <dc:date>2022-10-17T21:50:30.268000000</dc:date>
    <meta:document-statistic meta:table-count="2" meta:image-count="0" meta:object-count="0" meta:page-count="2" meta:paragraph-count="26" meta:word-count="907" meta:character-count="5573" meta:non-whitespace-character-count="4676"/>
  </office:meta>
</office:document-meta>
</file>